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Autre">
      <style:table-cell-properties style:cell-protect="protected" style:print-content="true"/>
    </style:style>
    <style:style style:name="ce4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ml">
      <style:table-cell-properties style:cell-protect="protected" style:print-content="true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9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3" style:family="table-cell" style:parent-style-name="base">
      <style:table-cell-properties style:cell-protect="protected" style:print-content="true"/>
    </style:style>
    <style:style style:name="ce17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5" style:family="table-cell" style:parent-style-name="Soft">
      <style:table-cell-properties style:cell-protect="protected" style:print-content="true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9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4" calcext:value-type="float">
            <text:p>5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8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4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4" table:number-columns-spanned="3" table:number-rows-spanned="1"/>
          <table:covered-table-cell table:number-columns-repeated="2"/>
          <table:table-cell table:style-name="ce133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4" table:number-columns-spanned="3" table:number-rows-spanned="5"/>
          <table:covered-table-cell table:number-columns-repeated="2"/>
          <table:table-cell table:style-name="ce118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4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4" table:number-columns-spanned="3" table:number-rows-spanned="1"/>
          <table:covered-table-cell table:number-columns-repeated="2"/>
          <table:table-cell table:style-name="ce133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8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4" table:number-columns-spanned="3" table:number-rows-spanned="3"/>
          <table:covered-table-cell table:number-columns-repeated="2"/>
          <table:table-cell table:style-name="ce133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58" office:value-type="string" calcext:value-type="string" table:number-columns-spanned="1" table:number-rows-spanned="2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4" table:number-columns-spanned="3" table:number-rows-spanned="2"/>
          <table:covered-table-cell table:number-columns-repeated="2"/>
          <table:table-cell table:style-name="ce133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covered-table-cell table:style-name="ce28"/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3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4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4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4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4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4" table:number-columns-spanned="3" table:number-rows-spanned="3"/>
          <table:covered-table-cell table:number-columns-repeated="2"/>
          <table:table-cell table:style-name="ce133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4" table:number-columns-spanned="3" table:number-rows-spanned="3"/>
          <table:covered-table-cell table:number-columns-repeated="2"/>
          <table:table-cell table:style-name="ce133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Challenge Kaggle (sur TheMoviePredictor?)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3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4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Packages R &amp; intro à 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4" table:number-columns-spanned="3" table:number-rows-spanned="3"/>
          <table:covered-table-cell table:number-columns-repeated="2"/>
          <table:table-cell table:style-name="ce133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3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4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4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4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4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3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4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3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4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4" table:number-columns-spanned="3" table:number-rows-spanned="2"/>
          <table:covered-table-cell table:number-columns-repeated="2"/>
          <table:table-cell table:style-name="ce133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45" office:value-type="string" calcext:value-type="string">
            <text:p>Mer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3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Jeu</text:p>
          </table:table-cell>
          <table:table-cell table:style-name="ce45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4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4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4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4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4" table:number-columns-spanned="3" table:number-rows-spanned="2"/>
          <table:covered-table-cell table:number-columns-repeated="2"/>
          <table:table-cell table:style-name="ce133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7">
            <text:p>S19</text:p>
          </table:table-cell>
          <table:table-cell table:style-name="ce45" office:value-type="string" calcext:value-type="string">
            <text:p>Lun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3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 table:number-columns-spanned="1" table:number-rows-spanned="2">
            <text:p>Les arbres de décisions et forêts aléatoires</text:p>
          </table:table-cell>
          <table:table-cell table:style-name="ce141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Mar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Restitution 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4" table:number-columns-spanned="3" table:number-rows-spanned="2"/>
          <table:covered-table-cell table:number-columns-repeated="3"/>
          <table:table-cell table:style-name="ce141" office:value-type="string" calcext:value-type="string">
            <text:p>Mar</text:p>
          </table:table-cell>
          <table:table-cell table:style-name="ce141" office:value-type="float" office:value="25" calcext:value-type="float">
            <text:p>25</text:p>
          </table:table-cell>
          <table:covered-table-cell table:style-name="ml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4" table:number-columns-spanned="3" table:number-rows-spanned="2"/>
          <table:covered-table-cell table:number-columns-repeated="2"/>
          <table:table-cell table:style-name="ce133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3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3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4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4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4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8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4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33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4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covered-table-cell table:style-name="ce26" office:value-type="string" calcext:value-type="string">
            <text:p>La descente de gradient</text:p>
          </table:covered-table-cell>
          <table:covered-table-cell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style-name="ce173"/>
          <table:covered-table-cell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41" office:value-type="string" calcext:value-type="string">
            <text:p>Veille 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141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4"/>
          <table:covered-table-cell table:style-name="ce178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/>
          <table:table-cell table:style-name="ce95"/>
          <table:table-cell table:style-name="ce8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covered-table-cell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>
            <text:p>Veille : 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2" table:style-name="Default"/>
          <table:table-cell table:style-name="ce179" office:value-type="string" calcext:value-type="string" table:number-columns-spanned="1" table:number-rows-spanned="3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39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 table:number-columns-spanned="1" table:number-rows-spanned="4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39"/>
          <table:covered-table-cell table:number-columns-repeated="3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ml" office:value-type="string" calcext:value-type="string">
            <text:p>Veille : les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179" office:value-type="string" calcext:value-type="string" table:number-columns-spanned="1" table:number-rows-spanned="3">
            <text:p>Les arbres de décision et forêts aléatoires</text:p>
          </table: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Default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covered-table-cell table:number-columns-repeated="3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84" table:number-columns-repeated="2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table-cell table:style-name="ce85"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6:25:43.911077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31T16:49:13.832514101</dc:date>
    <meta:editing-cycles>340</meta:editing-cycles>
    <meta:editing-duration>PT16H41M</meta:editing-duration>
    <meta:document-statistic meta:table-count="32" meta:cell-count="1687" meta:object-count="0"/>
  </office:meta>
</office:document-meta>
</file>